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" style:font-name-asian="Times New Roman1" style:font-name-complex="Times New Roman1"/>
    </style:style>
    <style:style style:name="P3" style:family="paragraph" style:parent-style-name="Lehetőségek">
      <style:text-properties style:font-name="Liberation Sans" officeooo:paragraph-rsid="00079516" style:font-name-asian="Times New Roman1" style:font-name-complex="Times New Roman1"/>
    </style:style>
    <style:style style:name="P4" style:family="paragraph" style:parent-style-name="Lehetőségek">
      <style:text-properties style:font-name="Liberation Sans" officeooo:paragraph-rsid="0009d531" style:font-name-asian="Times New Roman1" style:font-name-complex="Times New Roman1"/>
    </style:style>
    <style:style style:name="P5" style:family="paragraph" style:parent-style-name="Lehetőségek">
      <style:text-properties style:font-name="Liberation Sans" officeooo:rsid="000d0d28" officeooo:paragraph-rsid="000d0d28" style:font-name-asian="Times New Roman1" style:font-name-complex="Times New Roman1"/>
    </style:style>
    <style:style style:name="P6" style:family="paragraph" style:parent-style-name="Lehetőségek">
      <style:text-properties style:font-name="Liberation Sans" officeooo:paragraph-rsid="000e81a7" style:font-name-asian="Times New Roman1" style:font-name-complex="Times New Roman1"/>
    </style:style>
    <style:style style:name="P7" style:family="paragraph" style:parent-style-name="Lehetőségek">
      <style:text-properties style:font-name="Liberation Sans" officeooo:rsid="0010feb7" officeooo:paragraph-rsid="0010feb7" style:font-name-asian="Times New Roman1" style:font-name-complex="Times New Roman1"/>
    </style:style>
    <style:style style:name="P8" style:family="paragraph" style:parent-style-name="Lehetőségek">
      <style:text-properties style:font-name="Liberation Sans" officeooo:paragraph-rsid="0013ef5e" style:font-name-asian="Times New Roman1" style:font-name-complex="Times New Roman1"/>
    </style:style>
    <style:style style:name="P9" style:family="paragraph" style:parent-style-name="Lehetőségek">
      <style:text-properties style:font-name="Liberation Sans" officeooo:paragraph-rsid="00157801" style:font-name-asian="Times New Roman1" style:font-name-complex="Times New Roman1"/>
    </style:style>
    <style:style style:name="P10" style:family="paragraph" style:parent-style-name="Lehetőségek">
      <style:text-properties style:font-name="Liberation Sans" officeooo:paragraph-rsid="00091d96" style:font-name-asian="Times New Roman1" style:font-name-complex="Times New Roman1"/>
    </style:style>
    <style:style style:name="P11" style:family="paragraph" style:parent-style-name="Lehetőségek">
      <style:text-properties style:font-name="Times New Roman1" officeooo:paragraph-rsid="0009d531" style:font-name-asian="Times New Roman1" style:font-name-complex="Times New Roman1"/>
    </style:style>
    <style:style style:name="P12" style:family="paragraph" style:parent-style-name="Lehetőségek">
      <style:text-properties style:font-name="Times New Roman1" officeooo:paragraph-rsid="0014b297" style:font-name-asian="Times New Roman1" style:font-name-complex="Times New Roman1"/>
    </style:style>
    <style:style style:name="P13" style:family="paragraph" style:parent-style-name="Lehetőségek">
      <style:text-properties officeooo:paragraph-rsid="0005ba01"/>
    </style:style>
    <style:style style:name="P14" style:family="paragraph" style:parent-style-name="Lehetőségek">
      <style:text-properties officeooo:paragraph-rsid="0009d531"/>
    </style:style>
    <style:style style:name="P15" style:family="paragraph" style:parent-style-name="Lehetőségek">
      <style:text-properties officeooo:paragraph-rsid="000d0d28"/>
    </style:style>
    <style:style style:name="P16" style:family="paragraph" style:parent-style-name="Lehetőségek">
      <style:text-properties officeooo:paragraph-rsid="0016e34c"/>
    </style:style>
    <style:style style:name="P17" style:family="paragraph" style:parent-style-name="Kérdések">
      <style:text-properties style:font-name="DejaVu Sans1"/>
    </style:style>
    <style:style style:name="P18" style:family="paragraph" style:parent-style-name="Kérdések">
      <style:text-properties style:font-name="DejaVu Sans1" style:font-name-asian="Times New Roman1" style:font-name-complex="Times New Roman1"/>
    </style:style>
    <style:style style:name="P19" style:family="paragraph" style:parent-style-name="Kérdések">
      <style:text-properties style:font-name="DejaVu Sans1" officeooo:paragraph-rsid="0009d531" style:font-name-asian="Times New Roman1" style:font-name-complex="Times New Roman1"/>
    </style:style>
    <style:style style:name="P20" style:family="paragraph" style:parent-style-name="Kérdések">
      <style:text-properties style:font-name="Liberation Sans" style:font-name-asian="Times New Roman1" style:font-name-complex="Times New Roman1"/>
    </style:style>
    <style:style style:name="P21" style:family="paragraph" style:parent-style-name="Kérdések">
      <style:text-properties style:font-name="Liberation Sans" officeooo:paragraph-rsid="00079516" style:font-name-asian="Times New Roman1" style:font-name-complex="Times New Roman1"/>
    </style:style>
    <style:style style:name="P22" style:family="paragraph" style:parent-style-name="Kérdések">
      <style:text-properties style:font-name="Liberation Sans" officeooo:paragraph-rsid="0009d531" style:font-name-asian="Times New Roman1" style:font-name-complex="Times New Roman1"/>
    </style:style>
    <style:style style:name="P23" style:family="paragraph" style:parent-style-name="Kérdések">
      <style:text-properties style:font-name="Liberation Sans" officeooo:rsid="000b435e" officeooo:paragraph-rsid="000b435e" style:font-name-asian="Times New Roman1" style:font-name-complex="Times New Roman1"/>
    </style:style>
    <style:style style:name="P24" style:family="paragraph" style:parent-style-name="Kérdések">
      <style:text-properties style:font-name="Liberation Sans" officeooo:rsid="0010feb7" officeooo:paragraph-rsid="0010feb7" style:font-name-asian="Times New Roman1" style:font-name-complex="Times New Roman1"/>
    </style:style>
    <style:style style:name="P25" style:family="paragraph" style:parent-style-name="Kérdések">
      <style:text-properties style:font-name="Liberation Sans" officeooo:rsid="000901c9" officeooo:paragraph-rsid="000901c9" style:font-name-asian="Times New Roman1" style:font-name-complex="Times New Roman1"/>
    </style:style>
    <style:style style:name="P26" style:family="paragraph" style:parent-style-name="Kérdések">
      <style:text-properties style:font-name="Liberation Sans" officeooo:rsid="000901c9" officeooo:paragraph-rsid="0015e47a" style:font-name-asian="Times New Roman1" style:font-name-complex="Times New Roman1"/>
    </style:style>
    <style:style style:name="P27" style:family="paragraph" style:parent-style-name="Kérdések">
      <style:text-properties style:font-name="Linux Libertine G" style:font-name-asian="Times New Roman1" style:font-name-complex="Times New Roman1"/>
    </style:style>
    <style:style style:name="P28" style:family="paragraph" style:parent-style-name="Kérdések">
      <style:text-properties officeooo:paragraph-rsid="0005ba01"/>
    </style:style>
    <style:style style:name="P29" style:family="paragraph" style:parent-style-name="Kérdések">
      <style:text-properties officeooo:paragraph-rsid="0009d531"/>
    </style:style>
    <style:style style:name="P30" style:family="paragraph" style:parent-style-name="Kérdések">
      <style:text-properties officeooo:rsid="00079516" officeooo:paragraph-rsid="00079516"/>
    </style:style>
    <style:style style:name="P31" style:family="paragraph" style:parent-style-name="Kérdések">
      <style:text-properties officeooo:rsid="000d0d28" officeooo:paragraph-rsid="000d0d28"/>
    </style:style>
    <style:style style:name="P3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Kérdések">
      <style:text-properties style:font-name="DejaVu Sans1" officeooo:rsid="00157801" officeooo:paragraph-rsid="00157801" style:font-name-asian="Times New Roman1" style:font-name-complex="Times New Roman1"/>
    </style:style>
    <style:style style:name="P34" style:family="paragraph" style:parent-style-name="Kérdések">
      <style:text-properties style:font-name="DejaVu Sans1" officeooo:rsid="0014b297" officeooo:paragraph-rsid="0014b297" style:font-name-asian="Times New Roman1" style:font-name-complex="Times New Roman1"/>
    </style:style>
    <style:style style:name="P35" style:family="paragraph" style:parent-style-name="Kérdések">
      <style:paragraph-properties fo:break-before="page"/>
      <style:text-properties style:font-name="Liberation Sans" style:font-name-asian="Times New Roman1" style:font-name-complex="Times New Roman1"/>
    </style:style>
    <style:style style:name="P36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1" style:font-name-complex="Times New Roman1"/>
    </style:style>
    <style:style style:name="P37" style:family="paragraph" style:parent-style-name="Tabulátoros">
      <style:text-properties style:font-name="Linux Libertine G" officeooo:paragraph-rsid="00199d73"/>
    </style:style>
    <style:style style:name="P38" style:family="paragraph" style:parent-style-name="Tabulátoros">
      <style:text-properties style:font-name="Linux Libertine G" officeooo:paragraph-rsid="0015e47a"/>
    </style:style>
    <style:style style:name="P39" style:family="paragraph" style:parent-style-name="Tabulátoros">
      <style:text-properties style:font-name="Linux Libertine G" style:font-name-asian="Times New Roman1" style:font-name-complex="Times New Roman1"/>
    </style:style>
    <style:style style:name="P40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Times New Roman1" style:font-name-complex="Times New Roman1"/>
    </style:style>
    <style:style style:name="T5" style:family="text">
      <style:text-properties style:font-name="Liberation Sans" officeooo:rsid="00079516" style:font-name-asian="Times New Roman1" style:font-name-complex="Times New Roman1"/>
    </style:style>
    <style:style style:name="T6" style:family="text">
      <style:text-properties style:font-name="Liberation Sans" officeooo:rsid="000b435e" style:font-name-asian="Times New Roman1" style:font-name-complex="Times New Roman1"/>
    </style:style>
    <style:style style:name="T7" style:family="text">
      <style:text-properties style:font-name="Liberation Sans" officeooo:rsid="000d0d28" style:font-name-asian="Times New Roman1" style:font-name-complex="Times New Roman1"/>
    </style:style>
    <style:style style:name="T8" style:family="text">
      <style:text-properties style:font-name="Liberation Sans" officeooo:rsid="00091d96" style:font-name-asian="Times New Roman1" style:font-name-complex="Times New Roman1"/>
    </style:style>
    <style:style style:name="T9" style:family="text">
      <style:text-properties style:font-name="Liberation Sans" officeooo:rsid="0016e34c" style:font-name-asian="Times New Roman1" style:font-name-complex="Times New Roman1"/>
    </style:style>
    <style:style style:name="T10" style:family="text">
      <style:text-properties style:font-name="Liberation Sans" officeooo:rsid="0014b297"/>
    </style:style>
    <style:style style:name="T11" style:family="text">
      <style:text-properties officeooo:rsid="0005ba01"/>
    </style:style>
    <style:style style:name="T12" style:family="text">
      <style:text-properties style:font-name="Tahoma" fo:font-size="11pt" officeooo:rsid="00079516" style:font-size-asian="11pt" style:font-name-complex="Tahoma" style:font-size-complex="11pt"/>
    </style:style>
    <style:style style:name="T13" style:family="text">
      <style:text-properties style:font-name="Tahoma" fo:font-size="11pt" officeooo:rsid="00079516" style:font-name-asian="Tahoma" style:font-size-asian="11pt" style:font-name-complex="Tahoma" style:font-size-complex="11pt"/>
    </style:style>
    <style:style style:name="T14" style:family="text">
      <style:text-properties officeooo:rsid="00079516"/>
    </style:style>
    <style:style style:name="T15" style:family="text">
      <style:text-properties officeooo:rsid="00091d96"/>
    </style:style>
    <style:style style:name="T16" style:family="text">
      <style:text-properties officeooo:rsid="000b435e"/>
    </style:style>
    <style:style style:name="T17" style:family="text">
      <style:text-properties officeooo:rsid="00107755"/>
    </style:style>
    <style:style style:name="T18" style:family="text">
      <style:text-properties officeooo:rsid="0010d952"/>
    </style:style>
    <style:style style:name="T19" style:family="text">
      <style:text-properties officeooo:rsid="0012c1ba"/>
    </style:style>
    <style:style style:name="T20" style:family="text">
      <style:text-properties officeooo:rsid="0013ef5e"/>
    </style:style>
    <style:style style:name="T21" style:family="text">
      <style:text-properties officeooo:rsid="00157801"/>
    </style:style>
    <style:style style:name="T22" style:family="text">
      <style:text-properties officeooo:rsid="0015e47a"/>
    </style:style>
    <style:style style:name="T23" style:family="text">
      <style:text-properties officeooo:rsid="0016e34c"/>
    </style:style>
    <style:style style:name="T24" style:family="text">
      <style:text-properties officeooo:rsid="00199d7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99d73" style:font-weight-asian="bold" style:font-weight-complex="bold"/>
    </style:style>
    <style:style style:name="T27" style:family="text">
      <style:text-properties officeooo:rsid="0019cf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Kezdő QUIZ</text:title></text:p>
      <text:p text:style-name="P32">Néhol több helyes válasz is lehetséges</text:p>
      <text:p text:style-name="P28">Megbízható-e egy https kapcsolat?</text:p>
      <text:p text:style-name="P13">□ mindig<text:line-break/>□ sosem<text:line-break/>□ ha a tanúsítvány megbízható szervezet írta alá<text:line-break/>□ ha a tanúsítvány nem járt le</text:p>
      <text:p text:style-name="Kérdések">Ki férhet hozzá a felhőben (<text:span text:style-name="T11">G</text:span>oogle, <text:span text:style-name="T11">F</text:span>acebook, ...) tárolt adatokhoz?</text:p>
      <text:p text:style-name="P13"><text:span text:style-name="T4">□ </text:span><text:span text:style-name="T2">én<text:line-break/></text:span><text:span text:style-name="T4">□ </text:span><text:span text:style-name="T2">akinek engedélyt adtam<text:line-break/></text:span><text:span text:style-name="T4">□ </text:span><text:span text:style-name="T2">a felhő szolgáltató<text:line-break/></text:span><text:span text:style-name="T4">□ </text:span><text:span text:style-name="T2">bárki akinek a felhő szolgáltató az adatokat kiadja</text:span></text:p>
      <text:p text:style-name="P21">Mi a jelvénye a Linuxnak?</text:p>
      <text:p text:style-name="P3">□ egér<text:tab/>□ pingvin<text:tab/>□ gepárd</text:p>
      <text:p text:style-name="P18">Milyen tulajdonsággal rendelkeznek a szabad szoftverek?</text:p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p text:style-name="P30">Mióta ismeri az európai ember a kakaót?</text:p>
      <text:p text:style-name="Lehetőségek"><text:span text:style-name="T4">□ </text:span><text:span text:style-name="T5">körülbelül 500 éve</text:span><text:line-break/><text:span text:style-name="T4">□ </text:span><text:span text:style-name="T5">körülbelül 200 éve</text:span><text:span text:style-name="T4"><text:line-break/>□ </text:span><text:span text:style-name="T5">körülbelül 50 éve</text:span></text:p>
      <text:p text:style-name="P29">Az Ubuntu, <text:span text:style-name="T17">a Fedora, a Linux Mint </text:span>operációs rendszer:</text:p>
      <text:p text:style-name="P4">□ <text:span text:style-name="T20">i</text:span>ngyenesen letölthető és használható, a frissítések is ingyenesek.<text:line-break/>□ <text:span text:style-name="T20">f</text:span>izetés ellenében letölthető és használható, a frissítések viszont ingyenesek<text:line-break/>□ <text:span text:style-name="T20">f</text:span>izetés ellenében letölthető és használható, és a frissítések is</text:p>
      <text:p text:style-name="P30">Körülbelül mennyit keres naponta egy kávészüretelő?</text:p>
      <text:p text:style-name="Lehetőségek">□ <text:span text:style-name="T14">kb. 2 euró</text:span><text:tab/>□ <text:span text:style-name="T14">kb. 4 euró</text:span><text:tab/>□ <text:span text:style-name="T14">kb. 11 euró</text:span></text:p>
      <text:p text:style-name="P19">Mi a helyes eljárás, ha a Moz<text:span text:style-name="T18">i</text:span>lla, a LibreOffice, az Ubuntu vagy más nyílt forráskódú termékben hibát találok?</text:p>
      <text:p text:style-name="P11"><text:span text:style-name="T3">□ Megpróbálok kapcsolatba lépni a maffiával, ők úgyis mindent el tudnak intézni<text:line-break/>□ A </text:span><text:a xlink:type="simple" xlink:href="http://bug.openscope.org/"><text:span text:style-name="T3">http://bug.openscope.org/</text:span></text:a><text:span text:style-name="T3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p text:style-name="P30"><text:soft-page-break/>Körülbelül hány munkaórára van szükség egy kg. nyers kávé előállításához?</text:p>
      <text:p text:style-name="P3">□ <text:span text:style-name="T12">½</text:span><text:span text:style-name="T13"> </text:span><text:span text:style-name="T12">órára</text:span><text:tab/>□ <text:span text:style-name="T12">1</text:span><text:span text:style-name="T13"> </text:span><text:span text:style-name="T12">órára</text:span><text:tab/>□ <text:span text:style-name="T14">3 órára</text:span></text:p>
      <text:p text:style-name="P20">Ki férhet hozzá a titkosított csatornán (smtps/starttls) küldött levelekhez?</text:p>
      <text:p text:style-name="P15"><text:span text:style-name="T4">□ </text:span><text:span text:style-name="T16">a címzett</text:span><text:span text:style-name="T4"><text:line-break/>□</text:span><text:span text:style-name="T6"> a címzett levelező szolgáltatójának rendszergazdája</text:span><text:span text:style-name="T4"><text:line-break/>□ </text:span><text:span text:style-name="T6">az összes –</text:span><text:span text:style-name="T7"> </text:span><text:span text:style-name="T6">a továbbításban részt vevő –</text:span><text:span text:style-name="T7"> </text:span><text:span text:style-name="T6">levelező szervez rendszergazdája<text:line-break/>□ </text:span><text:span text:style-name="T7">bárki</text:span></text:p>
      <text:p text:style-name="P23">Mi az a rizsbank?</text:p>
      <text:p text:style-name="P8">□ <text:span text:style-name="T20">egy a helyi fajták eltartására működő raktár<text:line-break/>□ egy bank, ahol rizzsel fizetnek<text:line-break/>□ egy rizsraktár, hogy a rizst akkor lehessen értékesíteni, amikor kedvező az ára</text:span></text:p>
      <text:p text:style-name="P20">Kik vehetnek részt a szabad szoftverek fejlesztésében?</text:p>
      <text:p text:style-name="P2">□ Programozók, hiszen a szoftverek fejlesztéséhez kell a programozói tudás.<text:line-break/>□ Bárki más is, aki kedvet érez hozzá, hogy valamilyen módon segítse a közösséget (fordítás, programtesztelés, felhasználók segítése, népszerűsítés).</text:p>
      <text:p text:style-name="P29">Mi a méltányos kereskedelem- fair trade?</text:p>
      <text:p text:style-name="P4">□ Az a kereskedelmi kapcsolat, amely párbeszéden, tiszteleten alapul, átlátható és nagyobb egyenlőségre törekszik.<text:line-break/>□ Max Havelaar utópisztikus regénye a XXII. század gyarmati rendszeréről.<text:line-break/>□ Társasjáték tőzsdecápáknak.</text:p>
      <text:p text:style-name="P17">Milyen platformra vagy platformokra érhető el a Firefox mobil verziója?</text:p>
      <text:p text:style-name="P2">□ Symbian, iOS, Bada<text:line-break/>□ Android, Firefox OS<text:line-break/>□ BlackBerry, webOS</text:p>
      <text:p text:style-name="P29">A dokumentumszabadság fontos, mert …</text:p>
      <text:p text:style-name="P14">□ Mindenki szabadon hozhat létre, küldhet, menthet el elektronikus dokumentumokat anélkül, hogy egy adott cég saját tulajdonú szoftverjét kellene használnia.<text:line-break/>□ Egy szabad világban a dokumentumokat is megilleti a szabadság.<text:line-break/>□ Így több vicces prezentációt kaphatok barátaimtól, munkatársaimtól.</text:p>
      <text:p text:style-name="P33">Hogyan lehet titkosítani egy elküldendő e-mailt?</text:p>
      <text:p text:style-name="P9">□ <text:span text:style-name="T21">Felesleges titkosítani a leveleket csak a küldő és csak a fogadó láthatja.</text:span><text:line-break/>□ <text:span text:style-name="T21">GnuPG segítségével (akár a </text:span><text:span text:style-name="T22">Thunderbir</text:span><text:span text:style-name="T27">d</text:span><text:span text:style-name="T22"> levelező</text:span><text:span text:style-name="T21"> </text:span><text:span text:style-name="T22">és az </text:span><text:span text:style-name="T21">Enigmail kiterjesztés</text:span><text:span text:style-name="T22">s</text:span><text:span text:style-name="T21">el) egyszerűen titkosíthatunk.</text:span><text:line-break/>□ <text:span text:style-name="T22">A magánhangzókat soha ne írjuk bele a levélbe.</text:span></text:p>
      <text:p text:style-name="P20">Hány hetente jelenik meg új verzió a Firefoxból? </text:p>
      <text:p text:style-name="P2">□ 3 <text:line-break/>□ 6 <text:line-break/>□ 42</text:p>
      <text:p text:style-name="P34"><text:soft-page-break/>Válassz erős jelszót! Melyeket választanál ezekből?:</text:p>
      <text:p text:style-name="P12"><text:span text:style-name="T3">□ </text:span><text:span text:style-name="T10">Peter-13</text:span><text:span text:style-name="T3"><text:line-break/>□ </text:span><text:span text:style-name="T10">123456</text:span><text:span text:style-name="T3"><text:line-break/>□ </text:span><text:span text:style-name="T10">test123<text:line-break/>□ 8475_VzEs@Jt</text:span></text:p>
      <text:p text:style-name="P31">Milyen magasra nő egy kakaófa?</text:p>
      <text:p text:style-name="P5">□ 2 méter<text:tab/>□ 5 méter<text:tab/>□ 10 méter</text:p>
      <text:p text:style-name="P29">Mit jelent az, hogy papírkávé?</text:p>
      <text:p text:style-name="P4">□ Egy olcsóbb módszer a kávéfőzésre, mely során a kávét papír fecnivel vegyítik<text:line-break/>□ A koffeinmentes kávét hívják így is<text:line-break/>□ Az a kávé, amit spekulánsok vesznek meg és adnak el újra (átlagosan 11 x), hogy az árakat befolyásolják (növeljék).</text:p>
      <text:p text:style-name="P20">Hogy hívják a Mozilla hamarosan hazánkban is megjelenő mobiltelefon operációs rendszerét? </text:p>
      <text:p text:style-name="P6">□ Firefox for Android<text:line-break/>□ Firefox OS<text:line-break/>□ Phonezilla</text:p>
      <text:p text:style-name="P24">A rizsföldek hány százaléka található Ázsiában?</text:p>
      <text:p text:style-name="P7">□ 50 %<text:line-break/>□ 70 %<text:line-break/>□ 90%</text:p>
      <text:p text:style-name="P22">Mi az a Live CD?</text:p>
      <text:p text:style-name="P4">□ Az Ubuntu Linux telepítő CD-je, ahol telepítés előtt ki lehet próbálni a rendszert. Pendrive-ra írva akár napi használatra is alkalmas.<text:line-break/>□ A Hegyalja Fesztivál válogatás CD-je az idén felvett koncertekről.<text:line-break/>□ CD-meghajtó javító CD, amely kitisztítja és új életet lehel a meghajtóba.</text:p>
      <text:p text:style-name="P25">Mennyi nyers kávét szüretelnek a becslések szerint évente?</text:p>
      <text:p text:style-name="P10">□ <text:span text:style-name="T15">1 milliárd kg</text:span><text:tab/>□ <text:span text:style-name="T15">3 milliárd kg</text:span><text:tab/>□ <text:span text:style-name="T15">6 milliárd kg</text:span></text:p>
      <text:p text:style-name="P26"><text:span text:style-name="T23">Melyik elnevezés szerepel Linux terjesztés kódneveként</text:span>?</text:p>
      <text:p text:style-name="P16"><text:span text:style-name="T8">□ </text:span><text:span text:style-name="T9">Saucy Salamander </text:span><text:span text:style-name="T8">□ </text:span><text:span text:style-name="T9">Petra</text:span><text:span text:style-name="T8"><text:tab/>□ </text:span><text:span text:style-name="T23">Schrödinger</text:span><text:span text:style-name="T9">'s cat</text:span><text:span text:style-name="T8"><text:tab/>□ </text:span><text:span text:style-name="T9">Arcturus</text:span></text:p>
      <text:p text:style-name="P36"/>
      <text:p text:style-name="P40"><text:span text:style-name="T25">Név:</text:span><text:tab/><text:tab/></text:p>
      <text:p text:style-name="P39"/>
      <text:p text:style-name="P39"><text:span text:style-name="T25">E-mail cím:</text:span><text:tab/><text:tab/></text:p>
      <text:p text:style-name="P37"><text:span text:style-name="T24"/></text:p>
      <text:p text:style-name="P37"><text:span text:style-name="T24">□ </text:span><text:span text:style-name="T26">Szeretnék kérni e-mailben több információt, és hasznos linkeket arról, hogy miképpen vehetek részt a szabad szoftverek fejlesztésében, tesztelésében, dokumentálásában, népszerűsítésében.</text:span></text:p>
      <text:p text:style-name="P37">Honnan hallottál a szabad szoftverekről: <text:tab/></text:p>
      <text:p text:style-name="P37">Mióta használsz Firefoxot: <text:tab/></text:p>
      <text:p text:style-name="P37">Mióta használsz Thunderbirdöt: <text:tab/></text:p>
      <text:p text:style-name="P38">Mióta használsz <text:span text:style-name="T22">LibreOffice-ot: <text:tab/></text:span></text:p>
      <text:p text:style-name="P35">Mi a véleményed a Firefoxról és a Firefox androidos verziójáról?</text:p>
      <text:p text:style-name="Lehetőségek"><text:line-break/><text:line-break/></text:p>
      <text:p text:style-name="Kérdések">Melyik Mozilla projektben vennél részt szívesen?</text:p>
      <text:p text:style-name="Lehetőségek"><text:line-break/><text:line-break/></text:p>
      <text:p text:style-name="Kérdések">Milyen Mozilla termékeket és szolgáltatásokat használsz?</text:p>
      <text:p text:style-name="Lehetőségek"><text:line-break/><text:line-break/><text:line-break/></text:p>
      <text:p text:style-name="Kérdések">Honnan informálódsz a Mozillával kapcsolatos hírekről?</text:p>
      <text:p text:style-name="P2"><text:line-break/><text:line-break/><text:line-break/></text:p>
      <text:p text:style-name="P27">Ide rajzolhatsz valamit, ami a <text:span text:style-name="T19">szabad szoftverekkel</text:span> kapcsolatos ;o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style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1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style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Kezdő QUIZ</text:title><text:span text:style-name="MT1"><text:tab/><text:tab/></text:span>2013</text:p>
      </style:header>
      <style:footer>
        <text:p text:style-name="Footer"><text:tab/>[ <text:page-number text:select-page="current">3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3-11-06T15:24:33</dc:date>
    <dc:creator>Kami </dc:creator>
    <meta:editing-duration>PT9H23M44S</meta:editing-duration>
    <meta:editing-cycles>190</meta:editing-cycles>
    <meta:generator>LibreOffice/4.0.4.2$Linux_x86 LibreOffice_project/400m0$Build-2</meta:generator>
    <dc:title>Kezdő QUIZ</dc:title>
    <meta:printed-by>kami </meta:printed-by>
    <meta:print-date>2011-07-13T12:19:27</meta:print-date>
    <meta:document-statistic meta:table-count="0" meta:image-count="0" meta:object-count="0" meta:page-count="4" meta:paragraph-count="70" meta:word-count="813" meta:character-count="5450" meta:non-whitespace-character-count="4671"/>
  </office:meta>
</office:document-meta>
</file>